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charset="x-symbol" style:font-family-generic="roman" style:font-pitch="variable" style:name="Webdings" svg:font-family="Webdings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Verdana" svg:font-family="Verdana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101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103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table" style:name="Tableau1">
      <style:table-properties fo:margin-left="0.064cm" style:width="16.641cm" style:writing-mode="lr-tb" table:align="left"/>
    </style:style>
    <style:style style:family="table-column" style:name="Tableau1.A">
      <style:table-column-properties style:column-width="2.672cm"/>
    </style:style>
    <style:style style:family="table-column" style:name="Tableau1.B">
      <style:table-column-properties style:column-width="2.805cm"/>
    </style:style>
    <style:style style:family="table-column" style:name="Tableau1.C">
      <style:table-column-properties style:column-width="2.778cm"/>
    </style:style>
    <style:style style:family="table-column" style:name="Tableau1.F">
      <style:table-column-properties style:column-width="2.803cm"/>
    </style:style>
    <style:style style:family="table-row" style:name="Tableau1.1">
      <style:table-row-properties fo:keep-together="auto" style:min-row-height="0.556cm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bottom" style:writing-mode="lr-tb"/>
    </style:style>
    <style:style style:family="table-cell" style:name="Tableau1.F1">
      <style:table-cell-properties fo:border="0.5pt solid #000000" fo:padding-bottom="0cm" fo:padding-left="0.123cm" fo:padding-right="0.123cm" fo:padding-top="0cm" style:vertical-align="bottom" style:writing-mode="lr-tb"/>
    </style:style>
    <style:style style:family="table-row" style:name="Tableau1.2">
      <style:table-row-properties fo:keep-together="auto" style:min-row-height="1.138cm"/>
    </style:style>
    <style:style style:family="table-cell" style:name="Tableau1.A2">
      <style:table-cell-properties fo:border-bottom="0.5pt solid #000000" fo:border-left="0.5pt solid #000000" fo:border-right="none" fo:border-top="none" fo:padding-bottom="0cm" fo:padding-left="0.123cm" fo:padding-right="0.123cm" fo:padding-top="0cm" style:vertical-align="bottom" style:writing-mode="lr-tb"/>
    </style:style>
    <style:style style:family="table-cell" style:name="Tableau1.F2">
      <style:table-cell-properties fo:border-bottom="0.5pt solid #000000" fo:border-left="0.5pt solid #000000" fo:border-right="0.5pt solid #000000" fo:border-top="none" fo:padding-bottom="0cm" fo:padding-left="0.123cm" fo:padding-right="0.123cm" fo:padding-top="0cm" style:vertical-align="bottom" style:writing-mode="lr-tb"/>
    </style:style>
    <style:style style:family="table" style:name="Tableau2">
      <style:table-properties fo:margin-left="0.037cm" style:width="16.164cm" style:writing-mode="lr-tb" table:align="left"/>
    </style:style>
    <style:style style:family="table-column" style:name="Tableau2.A">
      <style:table-column-properties style:column-width="6.165cm"/>
    </style:style>
    <style:style style:family="table-column" style:name="Tableau2.B">
      <style:table-column-properties style:column-width="1.746cm"/>
    </style:style>
    <style:style style:family="table-column" style:name="Tableau2.C">
      <style:table-column-properties style:column-width="1.931cm"/>
    </style:style>
    <style:style style:family="table-column" style:name="Tableau2.D">
      <style:table-column-properties style:column-width="6.322cm"/>
    </style:style>
    <style:style style:family="table-row" style:name="Tableau2.1">
      <style:table-row-properties fo:keep-together="auto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2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2.5">
      <style:table-row-properties fo:keep-together="auto" style:min-row-height="0.884cm"/>
    </style:style>
    <style:style style:family="table" style:name="Tableau3">
      <style:table-properties fo:margin-left="0.037cm" style:width="16.164cm" style:writing-mode="lr-tb" table:align="left"/>
    </style:style>
    <style:style style:family="table-column" style:name="Tableau3.A">
      <style:table-column-properties style:column-width="6.165cm"/>
    </style:style>
    <style:style style:family="table-column" style:name="Tableau3.B">
      <style:table-column-properties style:column-width="1.931cm"/>
    </style:style>
    <style:style style:family="table-column" style:name="Tableau3.C">
      <style:table-column-properties style:column-width="1.905cm"/>
    </style:style>
    <style:style style:family="table-column" style:name="Tableau3.D">
      <style:table-column-properties style:column-width="6.163cm"/>
    </style:style>
    <style:style style:family="table-row" style:name="Tableau3.1">
      <style:table-row-properties fo:keep-together="auto"/>
    </style:style>
    <style:style style:family="table-cell" style:name="Tableau3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3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3.2">
      <style:table-row-properties fo:keep-together="auto" style:min-row-height="1.476cm"/>
    </style:style>
    <style:style style:family="table-row" style:name="Tableau3.8">
      <style:table-row-properties fo:keep-together="auto" style:min-row-height="0.806cm"/>
    </style:style>
    <style:style style:family="table-row" style:name="Tableau3.10">
      <style:table-row-properties fo:keep-together="auto" style:min-row-height="0.889cm"/>
    </style:style>
    <style:style style:family="table-row" style:name="Tableau3.11">
      <style:table-row-properties fo:keep-together="auto" style:min-row-height="0.873cm"/>
    </style:style>
    <style:style style:family="table-row" style:name="Tableau3.12">
      <style:table-row-properties fo:keep-together="auto" style:min-row-height="0.926cm"/>
    </style:style>
    <style:style style:family="paragraph" style:name="P1" style:parent-style-name="Standard">
      <style:paragraph-properties fo:text-align="start" style:justify-single-word="false"/>
      <style:text-properties fo:font-size="11pt" officeooo:paragraph-rsid="00197e9c" style:font-name="Arial" style:font-size-asian="11pt" style:font-size-complex="11pt"/>
    </style:style>
    <style:style style:family="paragraph" style:name="P2" style:parent-style-name="Standard">
      <style:text-properties officeooo:paragraph-rsid="00197e9c"/>
    </style:style>
    <style:style style:family="paragraph" style:name="P3" style:parent-style-name="Frame_20_contents">
      <style:paragraph-properties fo:text-align="start" style:justify-single-word="false"/>
      <style:text-properties fo:font-size="12pt" officeooo:paragraph-rsid="00197e9c" style:font-name="Arial" style:font-size-asian="12pt" style:font-size-complex="12pt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97e9c" style:font-name="Arial" style:font-size-asian="10pt" style:font-size-complex="10pt"/>
    </style:style>
    <style:style style:family="paragraph" style:name="P5" style:parent-style-name="UrbanBody">
      <style:text-properties fo:country="BE" fo:language="fr"/>
    </style:style>
    <style:style style:family="paragraph" style:name="P6" style:parent-style-name="UrbanBody">
      <style:text-properties fo:country="BE" fo:font-weight="bold" fo:language="fr" style:font-weight-asian="bold"/>
    </style:style>
    <style:style style:family="paragraph" style:name="P7" style:parent-style-name="UrbanTable">
      <style:text-properties fo:country="BE" fo:language="fr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ize="12pt" style:font-name="Times New Roman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country="BE" fo:font-size="11pt" fo:language="fr" style:font-size-asian="11pt" style:font-size-complex="11pt"/>
    </style:style>
    <style:style style:family="text" style:name="T4">
      <style:text-properties fo:country="BE" fo:language="fr"/>
    </style:style>
    <style:style style:family="text" style:name="T5">
      <style:text-properties fo:country="BE" fo:font-weight="bold" fo:language="fr" fo:text-transform="uppercase" style:font-weight-asian="bold"/>
    </style:style>
    <style:style style:family="text" style:name="T6">
      <style:text-properties fo:country="BE" fo:font-size="11pt" fo:language="fr" fo:text-transform="uppercase" style:font-size-asian="11pt" style:font-size-complex="11pt"/>
    </style:style>
    <style:style style:family="text" style:name="T7">
      <style:text-properties fo:font-size="10pt" style:font-name="Arial" style:font-name-complex="Arial" style:font-size-asian="10pt" style:font-size-complex="10pt"/>
    </style:style>
    <style:style style:family="text" style:name="T8">
      <style:text-properties fo:font-size="10pt" style:font-name="Arial" style:font-name-complex="Arial" style:font-size-asian="10pt" style:font-size-complex="10pt" style:text-position="sub 58%"/>
    </style:style>
    <style:style style:family="text" style:name="T9">
      <style:text-properties fo:country="BE" fo:language="fr" style:text-position="sub 58%"/>
    </style:style>
    <style:style style:family="text" style:name="T10">
      <style:text-properties fo:country="BE" fo:font-size="12pt" fo:language="fr" style:font-size-asian="12pt" style:font-size-complex="12pt"/>
    </style:style>
    <style:style style:family="text" style:name="T1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"><office:annotation><dc:creator>Gauthier Bastien</dc:creator><dc:date>2011-01-13T14:56:41</dc:date><text:p text:style-name="P8"><text:span text:style-name="T18">do text</text:span></text:p><text:p text:style-name="P8"><text:span text:style-name="T18">from document(at=header, format='odt')</text:span></text:p></office:annotation><text:span text:style-name="T11">Import depuis header.odt</text:span></text:p>
          </table:table-cell>
          <table:table-cell office:value-type="string" table:style-name="Tableau4.A1">
            <text:p text:style-name="P4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3"><text:span text:style-name="T14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5"><text:s/></text:span><text:span text:style-name="T14"><text:conditional-text text:condition="ooow:&quot;view.do_mailing()&quot;" text:string-value-if-false="" text:string-value-if-true="&quot;mailed_data.name1&quot;">mailed_data.name1</text:conditional-text></text:span><text:span text:style-name="T15"><text:s/></text:span><text:span text:style-name="T14"><text:conditional-text text:condition="ooow:&quot;view.do_mailing()&quot;" text:string-value-if-false="" text:string-value-if-true="&quot;mailed_data.name2&quot;">mailed_data.name2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street&quot;">mailed_data.street</text:conditional-text></text:span><text:span text:style-name="T14">, </text:span><text:span text:style-name="T14"><text:conditional-text text:condition="ooow:&quot;view.do_mailing()&quot;" text:string-value-if-false="" text:string-value-if-true="&quot;mailed_data.number&quot;">mailed_data.number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zipcode&quot;">mailed_data.zipcode</text:conditional-text></text:span><text:span text:style-name="T14"> </text:span><text:span text:style-name="T14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2"/>
      <text:p text:style-name="UrbanTitle">Rapport final PEB</text:p>
      <text:p text:style-name="UrbanBody"/>
      <text:p text:style-name="UrbanBody"><text:span text:style-name="T1"/></text:p>
      <text:p text:style-name="UrbanBody"/>
      <text:p text:style-name="UrbanBody"><office:annotation><dc:creator>Gauthier Bastien</dc:creator><dc:date>2011-02-16T16:12:24</dc:date><text:p text:style-name="P8"><text:span text:style-name="T17">do title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16">do title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><text:span text:style-name="T2">Objet :</text:span> <text:text-input text:description="Objet des travaux">self.getLicenceSubject()</text:text-input></text:p>
      <text:p text:style-name="UrbanBody"><text:span text:style-name="T2">Situation : </text:span><text:text-input text:description="Situation des travaux">self.getWorkLocationSignaletic()</text:text-input></text:p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UrbanBody"/>
      <text:p text:style-name="P5">Dans le cadre de la demande de permis d’urbanisme, le dossier a fait l’objet d’une observation du respect des arrêtés du 17/04/2008 relatifs à la performance énergétique et au climat intérieur des bâtiments. <text:s/></text:p>
      <text:p text:style-name="UrbanBody"/>
      <text:p text:style-name="UrbanBody">Les observations formulées dans le présent document n’impliquent pas approbation du dossier et ne préjugent pas du respect des normes en vigueur.</text:p>
      <text:p text:style-name="UrbanBody"/>
      <text:p text:style-name="UrbanBody"/>
      <text:p text:style-name="UrbanTitle3">ENGAGEMENT PEB</text:p>
      <text:p text:style-name="P5">Vérification du nombre d’unité PEB et des exigences à respecter.</text:p>
      <text:p text:style-name="P5">Version papier <text:tab/>Vérification et acceptation le ……………… 20…</text:p>
      <text:p text:style-name="P5">Base de données PEB<text:tab/>Vérification et acceptation le ……………… 20…</text:p>
      <text:p text:style-name="UrbanBody"/>
      <text:p text:style-name="UrbanBody"><text:span text:style-name="T10">Remarque :.....................................................................................................................................</text:span><text:span text:style-name="T3"><text:tab/></text:span></text:p>
      <text:p text:style-name="UrbanBody"><text:tab/></text:p>
      <text:p text:style-name="UrbanBody"/>
      <text:p text:style-name="UrbanBody"/>
      <text:p text:style-name="UrbanTitle3"><text:span text:style-name="T5">Déclaration initiale</text:span><text:span text:style-name="T6"> </text:span><text:span text:style-name="T10">(15 jours avant le début des travaux)</text:span></text:p>
      <text:p text:style-name="UrbanBody"/>
      <table:table table:name="Tableau1" table:style-name="Tableau1">
        <table:table-column table:style-name="Tableau1.A"/>
        <table:table-column table:style-name="Tableau1.B"/>
        <table:table-column table:number-columns-repeated="2" table:style-name="Tableau1.C"/>
        <table:table-column table:style-name="Tableau1.B"/>
        <table:table-column table:style-name="Tableau1.F"/>
        <table:table-row table:style-name="Tableau1.1">
          <table:table-cell office:value-type="string" table:style-name="Tableau1.A1">
            <text:p text:style-name="UrbanTable"><text:span text:style-name="T7">U</text:span><text:span text:style-name="T8">max</text:span><text:span text:style-name="T7">-R</text:span><text:span text:style-name="T8">min</text:span></text:p>
          </table:table-cell>
          <table:table-cell office:value-type="string" table:style-name="Tableau1.A1">
            <text:p text:style-name="UrbanTable">Niv K</text:p>
          </table:table-cell>
          <table:table-cell office:value-type="string" table:style-name="Tableau1.A1">
            <text:p text:style-name="UrbanTable">Niv Ew</text:p>
          </table:table-cell>
          <table:table-cell office:value-type="string" table:style-name="Tableau1.A1">
            <text:p text:style-name="UrbanTable"><text:span text:style-name="T7">E</text:span><text:span text:style-name="T8">spec</text:span></text:p>
          </table:table-cell>
          <table:table-cell office:value-type="string" table:style-name="Tableau1.A1">
            <text:p text:style-name="UrbanTable">Ventil.</text:p>
          </table:table-cell>
          <table:table-cell office:value-type="string" table:style-name="Tableau1.F1">
            <text:p text:style-name="UrbanTable">Surch.</text:p>
          </table:table-cell>
        </table:table-row>
        <table:table-row table:style-name="Tableau1.2">
          <table:table-cell office:value-type="string" table:style-name="Tableau1.A2">
            <text:p text:style-name="UrbanTable"> </text:p>
          </table:table-cell>
          <table:table-cell office:value-type="string" table:style-name="Tableau1.A2">
            <text:p text:style-name="UrbanTable"> </text:p>
          </table:table-cell>
          <table:table-cell office:value-type="string" table:style-name="Tableau1.A2">
            <text:p text:style-name="UrbanTable"> </text:p>
          </table:table-cell>
          <table:table-cell office:value-type="string" table:style-name="Tableau1.A2">
            <text:p text:style-name="UrbanTable"> </text:p>
          </table:table-cell>
          <table:table-cell office:value-type="string" table:style-name="Tableau1.A2">
            <text:p text:style-name="UrbanTable"> </text:p>
          </table:table-cell>
          <table:table-cell office:value-type="string" table:style-name="Tableau1.F2">
            <text:p text:style-name="UrbanTable"> </text:p>
          </table:table-cell>
        </table:table-row>
      </table:table>
      <text:p text:style-name="UrbanBody"/>
      <text:p text:style-name="UrbanBody"/>
      <text:p text:style-name="UrbanBody"/>
      <text:p text:style-name="UrbanBody"/>
      <text:p text:style-name="UrbanBody"><text:soft-page-break/></text:p>
      <text:p text:style-name="P5">Valeur non justifiée : .............................................................................................................................</text:p>
      <text:p text:style-name="UrbanBody">...............................................................................................................................................................</text:p>
      <text:p text:style-name="UrbanBody"/>
      <text:p text:style-name="UrbanBody">Remarque : ............................................................................................................................................<text:line-break/>...............................................................................................................................................................</text:p>
      <text:p text:style-name="UrbanBody"/>
      <text:p text:style-name="UrbanBody">Version papier <text:tab/>Vérification et acceptation le ……………… 20…</text:p>
      <text:p text:style-name="P5">Base de données PEB<text:tab/>Vérification et acceptation le ……………… 20…</text:p>
      <text:p text:style-name="UrbanBody"/>
      <text:p text:style-name="UrbanBody"/>
      <text:p text:style-name="UrbanTitle3"><text:span text:style-name="T5">Déclaration finale</text:span><text:span text:style-name="T6"> </text:span><text:span text:style-name="T10">(6 mois après la réception)</text:span></text:p>
      <text:p text:style-name="UrbanBody"/>
      <text:p text:style-name="P5">Version papier <text:tab/>Vérification et acceptation le ……………… 20…</text:p>
      <text:p text:style-name="P5">Base de données PEB<text:tab/>Vérification et acceptation le ……………… 20…</text:p>
      <text:p text:style-name="UrbanBody"/>
      <text:p text:style-name="UrbanBody">D’après les informations fournies : </text:p>
      <text:p text:style-name="UrbanBody"/>
      <text:p text:style-name="UrbanBody">Le projet semble rencontrer les exigences thermiques et de ventilation</text:p>
      <text:p text:style-name="UrbanBody"/>
      <text:p text:style-name="UrbanBody">Les informations fournies sont insuffisantes et ne permettent pas de rendre un avis sur le projet. Nous vous invitons à compléter votre dossier avec les informations suivantes :</text:p>
      <text:p text:style-name="UrbanBody"><text:tab/></text:p>
      <text:p text:style-name="UrbanBody"><text:tab/></text:p>
      <text:p text:style-name="UrbanBody"><text:tab/></text:p>
      <text:p text:style-name="UrbanBody"/>
      <text:p text:style-name="P5">Le projet ne semble pas respecter les exigences PEB. <text:s/>Les <text:s/>points suivants seront à corriger :</text:p>
      <text:p text:style-name="UrbanBody"><text:tab/></text:p>
      <text:p text:style-name="UrbanBody"><text:tab/></text:p>
      <text:p text:style-name="UrbanBody"><text:tab/></text:p>
      <text:p text:style-name="UrbanBody"/>
      <text:p text:style-name="UrbanBody"/>
      <text:p text:style-name="P6">Sur les vues en plan et en coupe :</text:p>
      <text:p text:style-name="Urban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>Semble correct</text:p>
          </table:table-cell>
          <table:table-cell office:value-type="string" table:style-name="Tableau2.A1">
            <text:p text:style-name="UrbanTable">Semble incorrect</text:p>
          </table:table-cell>
          <table:table-cell office:value-type="string" table:style-name="Tableau2.D1">
            <text:p text:style-name="UrbanTable">Problème(s) et/ou erreur(s) détecté(s)</text:p>
          </table:table-cell>
        </table:table-row>
        <table:table-row table:style-name="Tableau2.1">
          <table:table-cell office:value-type="string" table:style-name="Tableau2.A1">
            <text:p text:style-name="UrbanTable">Système de ventilation</text:p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  <table:table-row table:style-name="Tableau2.1">
          <table:table-cell office:value-type="string" table:style-name="Tableau2.A1">
            <text:p text:style-name="UrbanTable">Isolation de la dalle de sol du volume chauffé 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  <table:table-row table:style-name="Tableau2.1">
          <table:table-cell office:value-type="string" table:style-name="Tableau2.A1">
            <text:p text:style-name="UrbanTable">Isolation des parois verticales du volume chauffé 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  <table:table-row table:style-name="Tableau2.5">
          <table:table-cell office:value-type="string" table:style-name="Tableau2.A1">
            <text:p text:style-name="P7">Isolation des combles ou de la toiture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  <table:table-row table:style-name="Tableau2.1">
          <table:table-cell office:value-type="string" table:style-name="Tableau2.A1">
            <text:p text:style-name="UrbanTable">Résolution des ponts thermiques</text:p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</table:table>
      <text:p text:style-name="UrbanBody"/>
      <text:p text:style-name="UrbanBody"/>
      <text:p text:style-name="UrbanBody"><text:soft-page-break/></text:p>
      <text:p text:style-name="UrbanBody"/>
      <text:p text:style-name="UrbanBody"/>
      <text:p text:style-name="UrbanBody"/>
      <text:p text:style-name="UrbanBody"/>
      <text:p text:style-name="P6">Dans les formulaires :</text:p>
      <text:p text:style-name="Urban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>Semble correct</text:p>
          </table:table-cell>
          <table:table-cell office:value-type="string" table:style-name="Tableau3.A1">
            <text:p text:style-name="UrbanTable">Semble incorrect</text:p>
          </table:table-cell>
          <table:table-cell office:value-type="string" table:style-name="Tableau3.D1">
            <text:p text:style-name="UrbanTable">Problème(s) et/ou erreur(s) détecté(s)</text:p>
          </table:table-cell>
        </table:table-row>
        <table:table-row table:style-name="Tableau3.2">
          <table:table-cell office:value-type="string" table:style-name="Tableau3.A1">
            <text:p text:style-name="UrbanTable"><text:span text:style-name="T4">Respect des valeurs U</text:span><text:span text:style-name="T9">max</text:span><text:span text:style-name="T4"> et R</text:span><text:span text:style-name="T9">min </text:span><text:span text:style-name="T4">admissibles des différentes parois</text:span></text:p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Calcul </text:p>
            <text:p text:style-name="UrbanTable">des superficies de déperdition</text:p>
            <text:p text:style-name="UrbanTable">du volume de déperdition</text:p>
            <text:p text:style-name="UrbanTable">Orientation des vitrages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Calcul des ponts thermiques, le cas échéant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P7">Niveau d’isolation thermique globale du bâtiment (niveau K)</text:p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Calcul des débits de ventilation et du taux de ventilation du bâtiment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Système économiseur d’énergie :</text:p>
            <text:p text:style-name="UrbanTable">Ventilation double flux</text:p>
            <text:p text:style-name="UrbanTable">Panneaux solaires</text:p>
            <text:p text:style-name="UrbanTable">PAC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8">
          <table:table-cell office:value-type="string" table:style-name="Tableau3.A1">
            <text:p text:style-name="UrbanTable">Débit de fuite à 50 Pa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Système de chauffage et de production d’ECS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0">
          <table:table-cell office:value-type="string" table:style-name="Tableau3.A1">
            <text:p text:style-name="UrbanTable"><text:span text:style-name="T4">Calcul du niveau E</text:span><text:span text:style-name="T9">w</text:span>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1">
          <table:table-cell office:value-type="string" table:style-name="Tableau3.A1">
            <text:p text:style-name="UrbanTable"><text:span text:style-name="T4">Calcul de la conso E</text:span><text:span text:style-name="T9">spéc</text:span>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2">
          <table:table-cell office:value-type="string" table:style-name="Tableau3.A1">
            <text:p text:style-name="P7">Indicateur de surchauffe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</table:table>
      <text:p text:style-name="UrbanBody"/>
      <text:p text:style-name="UrbanBody"/>
      <text:p text:style-name="UrbanBody">Pour des informations complémentaires, le conseiller en énergie peut être contacté par téléphone au numéro [NUMERO1] ou [NUMERO2]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charset="x-symbol" style:font-family-generic="roman" style:font-pitch="variable" style:name="Webdings" svg:font-family="Webdings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Verdana" svg:font-family="Verdana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101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103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table" style:name="Tableau1">
      <style:table-properties fo:margin-left="0.064cm" style:width="16.641cm" style:writing-mode="lr-tb" table:align="left"/>
    </style:style>
    <style:style style:family="table-column" style:name="Tableau1.A">
      <style:table-column-properties style:column-width="2.672cm"/>
    </style:style>
    <style:style style:family="table-column" style:name="Tableau1.B">
      <style:table-column-properties style:column-width="2.805cm"/>
    </style:style>
    <style:style style:family="table-column" style:name="Tableau1.C">
      <style:table-column-properties style:column-width="2.778cm"/>
    </style:style>
    <style:style style:family="table-column" style:name="Tableau1.F">
      <style:table-column-properties style:column-width="2.803cm"/>
    </style:style>
    <style:style style:family="table-row" style:name="Tableau1.1">
      <style:table-row-properties fo:keep-together="auto" style:min-row-height="0.556cm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bottom" style:writing-mode="lr-tb"/>
    </style:style>
    <style:style style:family="table-cell" style:name="Tableau1.F1">
      <style:table-cell-properties fo:border="0.5pt solid #000000" fo:padding-bottom="0cm" fo:padding-left="0.123cm" fo:padding-right="0.123cm" fo:padding-top="0cm" style:vertical-align="bottom" style:writing-mode="lr-tb"/>
    </style:style>
    <style:style style:family="table-row" style:name="Tableau1.2">
      <style:table-row-properties fo:keep-together="auto" style:min-row-height="1.138cm"/>
    </style:style>
    <style:style style:family="table-cell" style:name="Tableau1.A2">
      <style:table-cell-properties fo:border-bottom="0.5pt solid #000000" fo:border-left="0.5pt solid #000000" fo:border-right="none" fo:border-top="none" fo:padding-bottom="0cm" fo:padding-left="0.123cm" fo:padding-right="0.123cm" fo:padding-top="0cm" style:vertical-align="bottom" style:writing-mode="lr-tb"/>
    </style:style>
    <style:style style:family="table-cell" style:name="Tableau1.F2">
      <style:table-cell-properties fo:border-bottom="0.5pt solid #000000" fo:border-left="0.5pt solid #000000" fo:border-right="0.5pt solid #000000" fo:border-top="none" fo:padding-bottom="0cm" fo:padding-left="0.123cm" fo:padding-right="0.123cm" fo:padding-top="0cm" style:vertical-align="bottom" style:writing-mode="lr-tb"/>
    </style:style>
    <style:style style:family="table" style:name="Tableau2">
      <style:table-properties fo:margin-left="0.037cm" style:width="16.164cm" style:writing-mode="lr-tb" table:align="left"/>
    </style:style>
    <style:style style:family="table-column" style:name="Tableau2.A">
      <style:table-column-properties style:column-width="6.165cm"/>
    </style:style>
    <style:style style:family="table-column" style:name="Tableau2.B">
      <style:table-column-properties style:column-width="1.746cm"/>
    </style:style>
    <style:style style:family="table-column" style:name="Tableau2.C">
      <style:table-column-properties style:column-width="1.931cm"/>
    </style:style>
    <style:style style:family="table-column" style:name="Tableau2.D">
      <style:table-column-properties style:column-width="6.322cm"/>
    </style:style>
    <style:style style:family="table-row" style:name="Tableau2.1">
      <style:table-row-properties fo:keep-together="auto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2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2.5">
      <style:table-row-properties fo:keep-together="auto" style:min-row-height="0.884cm"/>
    </style:style>
    <style:style style:family="table" style:name="Tableau3">
      <style:table-properties fo:margin-left="0.037cm" style:width="16.164cm" style:writing-mode="lr-tb" table:align="left"/>
    </style:style>
    <style:style style:family="table-column" style:name="Tableau3.A">
      <style:table-column-properties style:column-width="6.165cm"/>
    </style:style>
    <style:style style:family="table-column" style:name="Tableau3.B">
      <style:table-column-properties style:column-width="1.931cm"/>
    </style:style>
    <style:style style:family="table-column" style:name="Tableau3.C">
      <style:table-column-properties style:column-width="1.905cm"/>
    </style:style>
    <style:style style:family="table-column" style:name="Tableau3.D">
      <style:table-column-properties style:column-width="6.163cm"/>
    </style:style>
    <style:style style:family="table-row" style:name="Tableau3.1">
      <style:table-row-properties fo:keep-together="auto"/>
    </style:style>
    <style:style style:family="table-cell" style:name="Tableau3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3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3.2">
      <style:table-row-properties fo:keep-together="auto" style:min-row-height="1.476cm"/>
    </style:style>
    <style:style style:family="table-row" style:name="Tableau3.8">
      <style:table-row-properties fo:keep-together="auto" style:min-row-height="0.806cm"/>
    </style:style>
    <style:style style:family="table-row" style:name="Tableau3.10">
      <style:table-row-properties fo:keep-together="auto" style:min-row-height="0.889cm"/>
    </style:style>
    <style:style style:family="table-row" style:name="Tableau3.11">
      <style:table-row-properties fo:keep-together="auto" style:min-row-height="0.873cm"/>
    </style:style>
    <style:style style:family="table-row" style:name="Tableau3.12">
      <style:table-row-properties fo:keep-together="auto" style:min-row-height="0.926cm"/>
    </style:style>
    <style:style style:family="paragraph" style:name="P1" style:parent-style-name="Standard">
      <style:paragraph-properties fo:text-align="start" style:justify-single-word="false"/>
      <style:text-properties fo:font-size="11pt" officeooo:paragraph-rsid="00197e9c" style:font-name="Arial" style:font-size-asian="11pt" style:font-size-complex="11pt"/>
    </style:style>
    <style:style style:family="paragraph" style:name="P2" style:parent-style-name="Standard">
      <style:text-properties officeooo:paragraph-rsid="00197e9c"/>
    </style:style>
    <style:style style:family="paragraph" style:name="P3" style:parent-style-name="Frame_20_contents">
      <style:paragraph-properties fo:text-align="start" style:justify-single-word="false"/>
      <style:text-properties fo:font-size="12pt" officeooo:paragraph-rsid="00197e9c" style:font-name="Arial" style:font-size-asian="12pt" style:font-size-complex="12pt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97e9c" style:font-name="Arial" style:font-size-asian="10pt" style:font-size-complex="10pt"/>
    </style:style>
    <style:style style:family="paragraph" style:name="P5" style:parent-style-name="UrbanBody">
      <style:text-properties fo:country="BE" fo:language="fr"/>
    </style:style>
    <style:style style:family="paragraph" style:name="P6" style:parent-style-name="UrbanBody">
      <style:text-properties fo:country="BE" fo:font-weight="bold" fo:language="fr" style:font-weight-asian="bold"/>
    </style:style>
    <style:style style:family="paragraph" style:name="P7" style:parent-style-name="UrbanTable">
      <style:text-properties fo:country="BE" fo:language="fr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ize="12pt" style:font-name="Times New Roman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country="BE" fo:font-size="11pt" fo:language="fr" style:font-size-asian="11pt" style:font-size-complex="11pt"/>
    </style:style>
    <style:style style:family="text" style:name="T4">
      <style:text-properties fo:country="BE" fo:language="fr"/>
    </style:style>
    <style:style style:family="text" style:name="T5">
      <style:text-properties fo:country="BE" fo:font-weight="bold" fo:language="fr" fo:text-transform="uppercase" style:font-weight-asian="bold"/>
    </style:style>
    <style:style style:family="text" style:name="T6">
      <style:text-properties fo:country="BE" fo:font-size="11pt" fo:language="fr" fo:text-transform="uppercase" style:font-size-asian="11pt" style:font-size-complex="11pt"/>
    </style:style>
    <style:style style:family="text" style:name="T7">
      <style:text-properties fo:font-size="10pt" style:font-name="Arial" style:font-name-complex="Arial" style:font-size-asian="10pt" style:font-size-complex="10pt"/>
    </style:style>
    <style:style style:family="text" style:name="T8">
      <style:text-properties fo:font-size="10pt" style:font-name="Arial" style:font-name-complex="Arial" style:font-size-asian="10pt" style:font-size-complex="10pt" style:text-position="sub 58%"/>
    </style:style>
    <style:style style:family="text" style:name="T9">
      <style:text-properties fo:country="BE" fo:language="fr" style:text-position="sub 58%"/>
    </style:style>
    <style:style style:family="text" style:name="T10">
      <style:text-properties fo:country="BE" fo:font-size="12pt" fo:language="fr" style:font-size-asian="12pt" style:font-size-complex="12pt"/>
    </style:style>
    <style:style style:family="text" style:name="T1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"><office:annotation><dc:creator>Gauthier Bastien</dc:creator><dc:date>2011-01-13T14:56:41</dc:date><text:p text:style-name="P8"><text:span text:style-name="T18">do text</text:span></text:p><text:p text:style-name="P8"><text:span text:style-name="T18">from document(at=header, format='odt')</text:span></text:p></office:annotation><text:span text:style-name="T11">Import depuis header.odt</text:span></text:p>
          </table:table-cell>
          <table:table-cell office:value-type="string" table:style-name="Tableau4.A1">
            <text:p text:style-name="P4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3"><text:span text:style-name="T14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5"><text:s/></text:span><text:span text:style-name="T14"><text:conditional-text text:condition="ooow:&quot;view.do_mailing()&quot;" text:string-value-if-false="" text:string-value-if-true="&quot;mailed_data.name1&quot;">mailed_data.name1</text:conditional-text></text:span><text:span text:style-name="T15"><text:s/></text:span><text:span text:style-name="T14"><text:conditional-text text:condition="ooow:&quot;view.do_mailing()&quot;" text:string-value-if-false="" text:string-value-if-true="&quot;mailed_data.name2&quot;">mailed_data.name2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street&quot;">mailed_data.street</text:conditional-text></text:span><text:span text:style-name="T14">, </text:span><text:span text:style-name="T14"><text:conditional-text text:condition="ooow:&quot;view.do_mailing()&quot;" text:string-value-if-false="" text:string-value-if-true="&quot;mailed_data.number&quot;">mailed_data.number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zipcode&quot;">mailed_data.zipcode</text:conditional-text></text:span><text:span text:style-name="T14"> </text:span><text:span text:style-name="T14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2"/>
      <text:p text:style-name="UrbanTitle">Rapport final PEB</text:p>
      <text:p text:style-name="UrbanBody"/>
      <text:p text:style-name="UrbanBody"><text:span text:style-name="T1"/></text:p>
      <text:p text:style-name="UrbanBody"/>
      <text:p text:style-name="UrbanBody"><office:annotation><dc:creator>Gauthier Bastien</dc:creator><dc:date>2011-02-16T16:12:24</dc:date><text:p text:style-name="P8"><text:span text:style-name="T17">do title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16">do title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><text:span text:style-name="T2">Objet :</text:span> <text:text-input text:description="Objet des travaux">self.getLicenceSubject()</text:text-input></text:p>
      <text:p text:style-name="UrbanBody"><text:span text:style-name="T2">Situation : </text:span><text:text-input text:description="Situation des travaux">self.getWorkLocationSignaletic()</text:text-input></text:p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UrbanBody"/>
      <text:p text:style-name="P5">Dans le cadre de la demande de permis d’urbanisme, le dossier a fait l’objet d’une observation du respect des arrêtés du 17/04/2008 relatifs à la performance énergétique et au climat intérieur des bâtiments. <text:s/></text:p>
      <text:p text:style-name="UrbanBody"/>
      <text:p text:style-name="UrbanBody">Les observations formulées dans le présent document n’impliquent pas approbation du dossier et ne préjugent pas du respect des normes en vigueur.</text:p>
      <text:p text:style-name="UrbanBody"/>
      <text:p text:style-name="UrbanBody"/>
      <text:p text:style-name="UrbanTitle3">ENGAGEMENT PEB</text:p>
      <text:p text:style-name="P5">Vérification du nombre d’unité PEB et des exigences à respecter.</text:p>
      <text:p text:style-name="P5">Version papier <text:tab/>Vérification et acceptation le ……………… 20…</text:p>
      <text:p text:style-name="P5">Base de données PEB<text:tab/>Vérification et acceptation le ……………… 20…</text:p>
      <text:p text:style-name="UrbanBody"/>
      <text:p text:style-name="UrbanBody"><text:span text:style-name="T10">Remarque :.....................................................................................................................................</text:span><text:span text:style-name="T3"><text:tab/></text:span></text:p>
      <text:p text:style-name="UrbanBody"><text:tab/></text:p>
      <text:p text:style-name="UrbanBody"/>
      <text:p text:style-name="UrbanBody"/>
      <text:p text:style-name="UrbanTitle3"><text:span text:style-name="T5">Déclaration initiale</text:span><text:span text:style-name="T6"> </text:span><text:span text:style-name="T10">(15 jours avant le début des travaux)</text:span></text:p>
      <text:p text:style-name="UrbanBody"/>
      <table:table table:name="Tableau1" table:style-name="Tableau1">
        <table:table-column table:style-name="Tableau1.A"/>
        <table:table-column table:style-name="Tableau1.B"/>
        <table:table-column table:number-columns-repeated="2" table:style-name="Tableau1.C"/>
        <table:table-column table:style-name="Tableau1.B"/>
        <table:table-column table:style-name="Tableau1.F"/>
        <table:table-row table:style-name="Tableau1.1">
          <table:table-cell office:value-type="string" table:style-name="Tableau1.A1">
            <text:p text:style-name="UrbanTable"><text:span text:style-name="T7">U</text:span><text:span text:style-name="T8">max</text:span><text:span text:style-name="T7">-R</text:span><text:span text:style-name="T8">min</text:span></text:p>
          </table:table-cell>
          <table:table-cell office:value-type="string" table:style-name="Tableau1.A1">
            <text:p text:style-name="UrbanTable">Niv K</text:p>
          </table:table-cell>
          <table:table-cell office:value-type="string" table:style-name="Tableau1.A1">
            <text:p text:style-name="UrbanTable">Niv Ew</text:p>
          </table:table-cell>
          <table:table-cell office:value-type="string" table:style-name="Tableau1.A1">
            <text:p text:style-name="UrbanTable"><text:span text:style-name="T7">E</text:span><text:span text:style-name="T8">spec</text:span></text:p>
          </table:table-cell>
          <table:table-cell office:value-type="string" table:style-name="Tableau1.A1">
            <text:p text:style-name="UrbanTable">Ventil.</text:p>
          </table:table-cell>
          <table:table-cell office:value-type="string" table:style-name="Tableau1.F1">
            <text:p text:style-name="UrbanTable">Surch.</text:p>
          </table:table-cell>
        </table:table-row>
        <table:table-row table:style-name="Tableau1.2">
          <table:table-cell office:value-type="string" table:style-name="Tableau1.A2">
            <text:p text:style-name="UrbanTable"> </text:p>
          </table:table-cell>
          <table:table-cell office:value-type="string" table:style-name="Tableau1.A2">
            <text:p text:style-name="UrbanTable"> </text:p>
          </table:table-cell>
          <table:table-cell office:value-type="string" table:style-name="Tableau1.A2">
            <text:p text:style-name="UrbanTable"> </text:p>
          </table:table-cell>
          <table:table-cell office:value-type="string" table:style-name="Tableau1.A2">
            <text:p text:style-name="UrbanTable"> </text:p>
          </table:table-cell>
          <table:table-cell office:value-type="string" table:style-name="Tableau1.A2">
            <text:p text:style-name="UrbanTable"> </text:p>
          </table:table-cell>
          <table:table-cell office:value-type="string" table:style-name="Tableau1.F2">
            <text:p text:style-name="UrbanTable"> </text:p>
          </table:table-cell>
        </table:table-row>
      </table:table>
      <text:p text:style-name="UrbanBody"/>
      <text:p text:style-name="UrbanBody"/>
      <text:p text:style-name="UrbanBody"/>
      <text:p text:style-name="UrbanBody"/>
      <text:p text:style-name="UrbanBody"><text:soft-page-break/></text:p>
      <text:p text:style-name="P5">Valeur non justifiée : .............................................................................................................................</text:p>
      <text:p text:style-name="UrbanBody">...............................................................................................................................................................</text:p>
      <text:p text:style-name="UrbanBody"/>
      <text:p text:style-name="UrbanBody">Remarque : ............................................................................................................................................<text:line-break/>...............................................................................................................................................................</text:p>
      <text:p text:style-name="UrbanBody"/>
      <text:p text:style-name="UrbanBody">Version papier <text:tab/>Vérification et acceptation le ……………… 20…</text:p>
      <text:p text:style-name="P5">Base de données PEB<text:tab/>Vérification et acceptation le ……………… 20…</text:p>
      <text:p text:style-name="UrbanBody"/>
      <text:p text:style-name="UrbanBody"/>
      <text:p text:style-name="UrbanTitle3"><text:span text:style-name="T5">Déclaration finale</text:span><text:span text:style-name="T6"> </text:span><text:span text:style-name="T10">(6 mois après la réception)</text:span></text:p>
      <text:p text:style-name="UrbanBody"/>
      <text:p text:style-name="P5">Version papier <text:tab/>Vérification et acceptation le ……………… 20…</text:p>
      <text:p text:style-name="P5">Base de données PEB<text:tab/>Vérification et acceptation le ……………… 20…</text:p>
      <text:p text:style-name="UrbanBody"/>
      <text:p text:style-name="UrbanBody">D’après les informations fournies : </text:p>
      <text:p text:style-name="UrbanBody"/>
      <text:p text:style-name="UrbanBody">Le projet semble rencontrer les exigences thermiques et de ventilation</text:p>
      <text:p text:style-name="UrbanBody"/>
      <text:p text:style-name="UrbanBody">Les informations fournies sont insuffisantes et ne permettent pas de rendre un avis sur le projet. Nous vous invitons à compléter votre dossier avec les informations suivantes :</text:p>
      <text:p text:style-name="UrbanBody"><text:tab/></text:p>
      <text:p text:style-name="UrbanBody"><text:tab/></text:p>
      <text:p text:style-name="UrbanBody"><text:tab/></text:p>
      <text:p text:style-name="UrbanBody"/>
      <text:p text:style-name="P5">Le projet ne semble pas respecter les exigences PEB. <text:s/>Les <text:s/>points suivants seront à corriger :</text:p>
      <text:p text:style-name="UrbanBody"><text:tab/></text:p>
      <text:p text:style-name="UrbanBody"><text:tab/></text:p>
      <text:p text:style-name="UrbanBody"><text:tab/></text:p>
      <text:p text:style-name="UrbanBody"/>
      <text:p text:style-name="UrbanBody"/>
      <text:p text:style-name="P6">Sur les vues en plan et en coupe :</text:p>
      <text:p text:style-name="Urban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>Semble correct</text:p>
          </table:table-cell>
          <table:table-cell office:value-type="string" table:style-name="Tableau2.A1">
            <text:p text:style-name="UrbanTable">Semble incorrect</text:p>
          </table:table-cell>
          <table:table-cell office:value-type="string" table:style-name="Tableau2.D1">
            <text:p text:style-name="UrbanTable">Problème(s) et/ou erreur(s) détecté(s)</text:p>
          </table:table-cell>
        </table:table-row>
        <table:table-row table:style-name="Tableau2.1">
          <table:table-cell office:value-type="string" table:style-name="Tableau2.A1">
            <text:p text:style-name="UrbanTable">Système de ventilation</text:p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  <table:table-row table:style-name="Tableau2.1">
          <table:table-cell office:value-type="string" table:style-name="Tableau2.A1">
            <text:p text:style-name="UrbanTable">Isolation de la dalle de sol du volume chauffé 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  <table:table-row table:style-name="Tableau2.1">
          <table:table-cell office:value-type="string" table:style-name="Tableau2.A1">
            <text:p text:style-name="UrbanTable">Isolation des parois verticales du volume chauffé 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  <table:table-row table:style-name="Tableau2.5">
          <table:table-cell office:value-type="string" table:style-name="Tableau2.A1">
            <text:p text:style-name="P7">Isolation des combles ou de la toiture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  <table:table-row table:style-name="Tableau2.1">
          <table:table-cell office:value-type="string" table:style-name="Tableau2.A1">
            <text:p text:style-name="UrbanTable">Résolution des ponts thermiques</text:p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</table:table>
      <text:p text:style-name="UrbanBody"/>
      <text:p text:style-name="UrbanBody"/>
      <text:p text:style-name="UrbanBody"><text:soft-page-break/></text:p>
      <text:p text:style-name="UrbanBody"/>
      <text:p text:style-name="UrbanBody"/>
      <text:p text:style-name="UrbanBody"/>
      <text:p text:style-name="UrbanBody"/>
      <text:p text:style-name="P6">Dans les formulaires :</text:p>
      <text:p text:style-name="Urban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>Semble correct</text:p>
          </table:table-cell>
          <table:table-cell office:value-type="string" table:style-name="Tableau3.A1">
            <text:p text:style-name="UrbanTable">Semble incorrect</text:p>
          </table:table-cell>
          <table:table-cell office:value-type="string" table:style-name="Tableau3.D1">
            <text:p text:style-name="UrbanTable">Problème(s) et/ou erreur(s) détecté(s)</text:p>
          </table:table-cell>
        </table:table-row>
        <table:table-row table:style-name="Tableau3.2">
          <table:table-cell office:value-type="string" table:style-name="Tableau3.A1">
            <text:p text:style-name="UrbanTable"><text:span text:style-name="T4">Respect des valeurs U</text:span><text:span text:style-name="T9">max</text:span><text:span text:style-name="T4"> et R</text:span><text:span text:style-name="T9">min </text:span><text:span text:style-name="T4">admissibles des différentes parois</text:span></text:p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Calcul </text:p>
            <text:p text:style-name="UrbanTable">des superficies de déperdition</text:p>
            <text:p text:style-name="UrbanTable">du volume de déperdition</text:p>
            <text:p text:style-name="UrbanTable">Orientation des vitrages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Calcul des ponts thermiques, le cas échéant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P7">Niveau d’isolation thermique globale du bâtiment (niveau K)</text:p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Calcul des débits de ventilation et du taux de ventilation du bâtiment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Système économiseur d’énergie :</text:p>
            <text:p text:style-name="UrbanTable">Ventilation double flux</text:p>
            <text:p text:style-name="UrbanTable">Panneaux solaires</text:p>
            <text:p text:style-name="UrbanTable">PAC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8">
          <table:table-cell office:value-type="string" table:style-name="Tableau3.A1">
            <text:p text:style-name="UrbanTable">Débit de fuite à 50 Pa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Système de chauffage et de production d’ECS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0">
          <table:table-cell office:value-type="string" table:style-name="Tableau3.A1">
            <text:p text:style-name="UrbanTable"><text:span text:style-name="T4">Calcul du niveau E</text:span><text:span text:style-name="T9">w</text:span>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1">
          <table:table-cell office:value-type="string" table:style-name="Tableau3.A1">
            <text:p text:style-name="UrbanTable"><text:span text:style-name="T4">Calcul de la conso E</text:span><text:span text:style-name="T9">spéc</text:span>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2">
          <table:table-cell office:value-type="string" table:style-name="Tableau3.A1">
            <text:p text:style-name="P7">Indicateur de surchauffe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</table:table>
      <text:p text:style-name="UrbanBody"/>
      <text:p text:style-name="UrbanBody"/>
      <text:p text:style-name="UrbanBody">Pour des informations complémentaires, le conseiller en énergie peut être contacté par téléphone au numéro [NUMERO1] ou [NUMERO2]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charset="x-symbol" style:font-family-generic="roman" style:font-pitch="variable" style:name="Webdings" svg:font-family="Webdings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Verdana" svg:font-family="Verdana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101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103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table" style:name="Tableau1">
      <style:table-properties fo:margin-left="0.064cm" style:width="16.641cm" style:writing-mode="lr-tb" table:align="left"/>
    </style:style>
    <style:style style:family="table-column" style:name="Tableau1.A">
      <style:table-column-properties style:column-width="2.672cm"/>
    </style:style>
    <style:style style:family="table-column" style:name="Tableau1.B">
      <style:table-column-properties style:column-width="2.805cm"/>
    </style:style>
    <style:style style:family="table-column" style:name="Tableau1.C">
      <style:table-column-properties style:column-width="2.778cm"/>
    </style:style>
    <style:style style:family="table-column" style:name="Tableau1.F">
      <style:table-column-properties style:column-width="2.803cm"/>
    </style:style>
    <style:style style:family="table-row" style:name="Tableau1.1">
      <style:table-row-properties fo:keep-together="auto" style:min-row-height="0.556cm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bottom" style:writing-mode="lr-tb"/>
    </style:style>
    <style:style style:family="table-cell" style:name="Tableau1.F1">
      <style:table-cell-properties fo:border="0.5pt solid #000000" fo:padding-bottom="0cm" fo:padding-left="0.123cm" fo:padding-right="0.123cm" fo:padding-top="0cm" style:vertical-align="bottom" style:writing-mode="lr-tb"/>
    </style:style>
    <style:style style:family="table-row" style:name="Tableau1.2">
      <style:table-row-properties fo:keep-together="auto" style:min-row-height="1.138cm"/>
    </style:style>
    <style:style style:family="table-cell" style:name="Tableau1.A2">
      <style:table-cell-properties fo:border-bottom="0.5pt solid #000000" fo:border-left="0.5pt solid #000000" fo:border-right="none" fo:border-top="none" fo:padding-bottom="0cm" fo:padding-left="0.123cm" fo:padding-right="0.123cm" fo:padding-top="0cm" style:vertical-align="bottom" style:writing-mode="lr-tb"/>
    </style:style>
    <style:style style:family="table-cell" style:name="Tableau1.F2">
      <style:table-cell-properties fo:border-bottom="0.5pt solid #000000" fo:border-left="0.5pt solid #000000" fo:border-right="0.5pt solid #000000" fo:border-top="none" fo:padding-bottom="0cm" fo:padding-left="0.123cm" fo:padding-right="0.123cm" fo:padding-top="0cm" style:vertical-align="bottom" style:writing-mode="lr-tb"/>
    </style:style>
    <style:style style:family="table" style:name="Tableau2">
      <style:table-properties fo:margin-left="0.037cm" style:width="16.164cm" style:writing-mode="lr-tb" table:align="left"/>
    </style:style>
    <style:style style:family="table-column" style:name="Tableau2.A">
      <style:table-column-properties style:column-width="6.165cm"/>
    </style:style>
    <style:style style:family="table-column" style:name="Tableau2.B">
      <style:table-column-properties style:column-width="1.746cm"/>
    </style:style>
    <style:style style:family="table-column" style:name="Tableau2.C">
      <style:table-column-properties style:column-width="1.931cm"/>
    </style:style>
    <style:style style:family="table-column" style:name="Tableau2.D">
      <style:table-column-properties style:column-width="6.322cm"/>
    </style:style>
    <style:style style:family="table-row" style:name="Tableau2.1">
      <style:table-row-properties fo:keep-together="auto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2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2.5">
      <style:table-row-properties fo:keep-together="auto" style:min-row-height="0.884cm"/>
    </style:style>
    <style:style style:family="table" style:name="Tableau3">
      <style:table-properties fo:margin-left="0.037cm" style:width="16.164cm" style:writing-mode="lr-tb" table:align="left"/>
    </style:style>
    <style:style style:family="table-column" style:name="Tableau3.A">
      <style:table-column-properties style:column-width="6.165cm"/>
    </style:style>
    <style:style style:family="table-column" style:name="Tableau3.B">
      <style:table-column-properties style:column-width="1.931cm"/>
    </style:style>
    <style:style style:family="table-column" style:name="Tableau3.C">
      <style:table-column-properties style:column-width="1.905cm"/>
    </style:style>
    <style:style style:family="table-column" style:name="Tableau3.D">
      <style:table-column-properties style:column-width="6.163cm"/>
    </style:style>
    <style:style style:family="table-row" style:name="Tableau3.1">
      <style:table-row-properties fo:keep-together="auto"/>
    </style:style>
    <style:style style:family="table-cell" style:name="Tableau3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3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3.2">
      <style:table-row-properties fo:keep-together="auto" style:min-row-height="1.476cm"/>
    </style:style>
    <style:style style:family="table-row" style:name="Tableau3.8">
      <style:table-row-properties fo:keep-together="auto" style:min-row-height="0.806cm"/>
    </style:style>
    <style:style style:family="table-row" style:name="Tableau3.10">
      <style:table-row-properties fo:keep-together="auto" style:min-row-height="0.889cm"/>
    </style:style>
    <style:style style:family="table-row" style:name="Tableau3.11">
      <style:table-row-properties fo:keep-together="auto" style:min-row-height="0.873cm"/>
    </style:style>
    <style:style style:family="table-row" style:name="Tableau3.12">
      <style:table-row-properties fo:keep-together="auto" style:min-row-height="0.926cm"/>
    </style:style>
    <style:style style:family="paragraph" style:name="P1" style:parent-style-name="Standard">
      <style:paragraph-properties fo:text-align="start" style:justify-single-word="false"/>
      <style:text-properties fo:font-size="11pt" officeooo:paragraph-rsid="00197e9c" style:font-name="Arial" style:font-size-asian="11pt" style:font-size-complex="11pt"/>
    </style:style>
    <style:style style:family="paragraph" style:name="P2" style:parent-style-name="Standard">
      <style:text-properties officeooo:paragraph-rsid="00197e9c"/>
    </style:style>
    <style:style style:family="paragraph" style:name="P3" style:parent-style-name="Frame_20_contents">
      <style:paragraph-properties fo:text-align="start" style:justify-single-word="false"/>
      <style:text-properties fo:font-size="12pt" officeooo:paragraph-rsid="00197e9c" style:font-name="Arial" style:font-size-asian="12pt" style:font-size-complex="12pt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97e9c" style:font-name="Arial" style:font-size-asian="10pt" style:font-size-complex="10pt"/>
    </style:style>
    <style:style style:family="paragraph" style:name="P5" style:parent-style-name="UrbanBody">
      <style:text-properties fo:country="BE" fo:language="fr"/>
    </style:style>
    <style:style style:family="paragraph" style:name="P6" style:parent-style-name="UrbanBody">
      <style:text-properties fo:country="BE" fo:font-weight="bold" fo:language="fr" style:font-weight-asian="bold"/>
    </style:style>
    <style:style style:family="paragraph" style:name="P7" style:parent-style-name="UrbanTable">
      <style:text-properties fo:country="BE" fo:language="fr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ize="12pt" style:font-name="Times New Roman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country="BE" fo:font-size="11pt" fo:language="fr" style:font-size-asian="11pt" style:font-size-complex="11pt"/>
    </style:style>
    <style:style style:family="text" style:name="T4">
      <style:text-properties fo:country="BE" fo:language="fr"/>
    </style:style>
    <style:style style:family="text" style:name="T5">
      <style:text-properties fo:country="BE" fo:font-weight="bold" fo:language="fr" fo:text-transform="uppercase" style:font-weight-asian="bold"/>
    </style:style>
    <style:style style:family="text" style:name="T6">
      <style:text-properties fo:country="BE" fo:font-size="11pt" fo:language="fr" fo:text-transform="uppercase" style:font-size-asian="11pt" style:font-size-complex="11pt"/>
    </style:style>
    <style:style style:family="text" style:name="T7">
      <style:text-properties fo:font-size="10pt" style:font-name="Arial" style:font-name-complex="Arial" style:font-size-asian="10pt" style:font-size-complex="10pt"/>
    </style:style>
    <style:style style:family="text" style:name="T8">
      <style:text-properties fo:font-size="10pt" style:font-name="Arial" style:font-name-complex="Arial" style:font-size-asian="10pt" style:font-size-complex="10pt" style:text-position="sub 58%"/>
    </style:style>
    <style:style style:family="text" style:name="T9">
      <style:text-properties fo:country="BE" fo:language="fr" style:text-position="sub 58%"/>
    </style:style>
    <style:style style:family="text" style:name="T10">
      <style:text-properties fo:country="BE" fo:font-size="12pt" fo:language="fr" style:font-size-asian="12pt" style:font-size-complex="12pt"/>
    </style:style>
    <style:style style:family="text" style:name="T1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"><office:annotation><dc:creator>Gauthier Bastien</dc:creator><dc:date>2011-01-13T14:56:41</dc:date><text:p text:style-name="P8"><text:span text:style-name="T18">do text</text:span></text:p><text:p text:style-name="P8"><text:span text:style-name="T18">from document(at=header, format='odt')</text:span></text:p></office:annotation><text:span text:style-name="T11">Import depuis header.odt</text:span></text:p>
          </table:table-cell>
          <table:table-cell office:value-type="string" table:style-name="Tableau4.A1">
            <text:p text:style-name="P4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3"><text:span text:style-name="T14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5"><text:s/></text:span><text:span text:style-name="T14"><text:conditional-text text:condition="ooow:&quot;view.do_mailing()&quot;" text:string-value-if-false="" text:string-value-if-true="&quot;mailed_data.name1&quot;">mailed_data.name1</text:conditional-text></text:span><text:span text:style-name="T15"><text:s/></text:span><text:span text:style-name="T14"><text:conditional-text text:condition="ooow:&quot;view.do_mailing()&quot;" text:string-value-if-false="" text:string-value-if-true="&quot;mailed_data.name2&quot;">mailed_data.name2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street&quot;">mailed_data.street</text:conditional-text></text:span><text:span text:style-name="T14">, </text:span><text:span text:style-name="T14"><text:conditional-text text:condition="ooow:&quot;view.do_mailing()&quot;" text:string-value-if-false="" text:string-value-if-true="&quot;mailed_data.number&quot;">mailed_data.number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zipcode&quot;">mailed_data.zipcode</text:conditional-text></text:span><text:span text:style-name="T14"> </text:span><text:span text:style-name="T14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2"/>
      <text:p text:style-name="UrbanTitle">Rapport final PEB</text:p>
      <text:p text:style-name="UrbanBody"/>
      <text:p text:style-name="UrbanBody"><text:span text:style-name="T1"/></text:p>
      <text:p text:style-name="UrbanBody"/>
      <text:p text:style-name="UrbanBody"><office:annotation><dc:creator>Gauthier Bastien</dc:creator><dc:date>2011-02-16T16:12:24</dc:date><text:p text:style-name="P8"><text:span text:style-name="T17">do title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16">do title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><text:span text:style-name="T2">Objet :</text:span> <text:text-input text:description="Objet des travaux">self.getLicenceSubject()</text:text-input></text:p>
      <text:p text:style-name="UrbanBody"><text:span text:style-name="T2">Situation : </text:span><text:text-input text:description="Situation des travaux">self.getWorkLocationSignaletic()</text:text-input></text:p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UrbanBody"/>
      <text:p text:style-name="P5">Dans le cadre de la demande de permis d’urbanisme, le dossier a fait l’objet d’une observation du respect des arrêtés du 17/04/2008 relatifs à la performance énergétique et au climat intérieur des bâtiments. <text:s/></text:p>
      <text:p text:style-name="UrbanBody"/>
      <text:p text:style-name="UrbanBody">Les observations formulées dans le présent document n’impliquent pas approbation du dossier et ne préjugent pas du respect des normes en vigueur.</text:p>
      <text:p text:style-name="UrbanBody"/>
      <text:p text:style-name="UrbanBody"/>
      <text:p text:style-name="UrbanTitle3">ENGAGEMENT PEB</text:p>
      <text:p text:style-name="P5">Vérification du nombre d’unité PEB et des exigences à respecter.</text:p>
      <text:p text:style-name="P5">Version papier <text:tab/>Vérification et acceptation le ……………… 20…</text:p>
      <text:p text:style-name="P5">Base de données PEB<text:tab/>Vérification et acceptation le ……………… 20…</text:p>
      <text:p text:style-name="UrbanBody"/>
      <text:p text:style-name="UrbanBody"><text:span text:style-name="T10">Remarque :.....................................................................................................................................</text:span><text:span text:style-name="T3"><text:tab/></text:span></text:p>
      <text:p text:style-name="UrbanBody"><text:tab/></text:p>
      <text:p text:style-name="UrbanBody"/>
      <text:p text:style-name="UrbanBody"/>
      <text:p text:style-name="UrbanTitle3"><text:span text:style-name="T5">Déclaration initiale</text:span><text:span text:style-name="T6"> </text:span><text:span text:style-name="T10">(15 jours avant le début des travaux)</text:span></text:p>
      <text:p text:style-name="UrbanBody"/>
      <table:table table:name="Tableau1" table:style-name="Tableau1">
        <table:table-column table:style-name="Tableau1.A"/>
        <table:table-column table:style-name="Tableau1.B"/>
        <table:table-column table:number-columns-repeated="2" table:style-name="Tableau1.C"/>
        <table:table-column table:style-name="Tableau1.B"/>
        <table:table-column table:style-name="Tableau1.F"/>
        <table:table-row table:style-name="Tableau1.1">
          <table:table-cell office:value-type="string" table:style-name="Tableau1.A1">
            <text:p text:style-name="UrbanTable"><text:span text:style-name="T7">U</text:span><text:span text:style-name="T8">max</text:span><text:span text:style-name="T7">-R</text:span><text:span text:style-name="T8">min</text:span></text:p>
          </table:table-cell>
          <table:table-cell office:value-type="string" table:style-name="Tableau1.A1">
            <text:p text:style-name="UrbanTable">Niv K</text:p>
          </table:table-cell>
          <table:table-cell office:value-type="string" table:style-name="Tableau1.A1">
            <text:p text:style-name="UrbanTable">Niv Ew</text:p>
          </table:table-cell>
          <table:table-cell office:value-type="string" table:style-name="Tableau1.A1">
            <text:p text:style-name="UrbanTable"><text:span text:style-name="T7">E</text:span><text:span text:style-name="T8">spec</text:span></text:p>
          </table:table-cell>
          <table:table-cell office:value-type="string" table:style-name="Tableau1.A1">
            <text:p text:style-name="UrbanTable">Ventil.</text:p>
          </table:table-cell>
          <table:table-cell office:value-type="string" table:style-name="Tableau1.F1">
            <text:p text:style-name="UrbanTable">Surch.</text:p>
          </table:table-cell>
        </table:table-row>
        <table:table-row table:style-name="Tableau1.2">
          <table:table-cell office:value-type="string" table:style-name="Tableau1.A2">
            <text:p text:style-name="UrbanTable"> </text:p>
          </table:table-cell>
          <table:table-cell office:value-type="string" table:style-name="Tableau1.A2">
            <text:p text:style-name="UrbanTable"> </text:p>
          </table:table-cell>
          <table:table-cell office:value-type="string" table:style-name="Tableau1.A2">
            <text:p text:style-name="UrbanTable"> </text:p>
          </table:table-cell>
          <table:table-cell office:value-type="string" table:style-name="Tableau1.A2">
            <text:p text:style-name="UrbanTable"> </text:p>
          </table:table-cell>
          <table:table-cell office:value-type="string" table:style-name="Tableau1.A2">
            <text:p text:style-name="UrbanTable"> </text:p>
          </table:table-cell>
          <table:table-cell office:value-type="string" table:style-name="Tableau1.F2">
            <text:p text:style-name="UrbanTable"> </text:p>
          </table:table-cell>
        </table:table-row>
      </table:table>
      <text:p text:style-name="UrbanBody"/>
      <text:p text:style-name="UrbanBody"/>
      <text:p text:style-name="UrbanBody"/>
      <text:p text:style-name="UrbanBody"/>
      <text:p text:style-name="UrbanBody"><text:soft-page-break/></text:p>
      <text:p text:style-name="P5">Valeur non justifiée : .............................................................................................................................</text:p>
      <text:p text:style-name="UrbanBody">...............................................................................................................................................................</text:p>
      <text:p text:style-name="UrbanBody"/>
      <text:p text:style-name="UrbanBody">Remarque : ............................................................................................................................................<text:line-break/>...............................................................................................................................................................</text:p>
      <text:p text:style-name="UrbanBody"/>
      <text:p text:style-name="UrbanBody">Version papier <text:tab/>Vérification et acceptation le ……………… 20…</text:p>
      <text:p text:style-name="P5">Base de données PEB<text:tab/>Vérification et acceptation le ……………… 20…</text:p>
      <text:p text:style-name="UrbanBody"/>
      <text:p text:style-name="UrbanBody"/>
      <text:p text:style-name="UrbanTitle3"><text:span text:style-name="T5">Déclaration finale</text:span><text:span text:style-name="T6"> </text:span><text:span text:style-name="T10">(6 mois après la réception)</text:span></text:p>
      <text:p text:style-name="UrbanBody"/>
      <text:p text:style-name="P5">Version papier <text:tab/>Vérification et acceptation le ……………… 20…</text:p>
      <text:p text:style-name="P5">Base de données PEB<text:tab/>Vérification et acceptation le ……………… 20…</text:p>
      <text:p text:style-name="UrbanBody"/>
      <text:p text:style-name="UrbanBody">D’après les informations fournies : </text:p>
      <text:p text:style-name="UrbanBody"/>
      <text:p text:style-name="UrbanBody">Le projet semble rencontrer les exigences thermiques et de ventilation</text:p>
      <text:p text:style-name="UrbanBody"/>
      <text:p text:style-name="UrbanBody">Les informations fournies sont insuffisantes et ne permettent pas de rendre un avis sur le projet. Nous vous invitons à compléter votre dossier avec les informations suivantes :</text:p>
      <text:p text:style-name="UrbanBody"><text:tab/></text:p>
      <text:p text:style-name="UrbanBody"><text:tab/></text:p>
      <text:p text:style-name="UrbanBody"><text:tab/></text:p>
      <text:p text:style-name="UrbanBody"/>
      <text:p text:style-name="P5">Le projet ne semble pas respecter les exigences PEB. <text:s/>Les <text:s/>points suivants seront à corriger :</text:p>
      <text:p text:style-name="UrbanBody"><text:tab/></text:p>
      <text:p text:style-name="UrbanBody"><text:tab/></text:p>
      <text:p text:style-name="UrbanBody"><text:tab/></text:p>
      <text:p text:style-name="UrbanBody"/>
      <text:p text:style-name="UrbanBody"/>
      <text:p text:style-name="P6">Sur les vues en plan et en coupe :</text:p>
      <text:p text:style-name="Urban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>Semble correct</text:p>
          </table:table-cell>
          <table:table-cell office:value-type="string" table:style-name="Tableau2.A1">
            <text:p text:style-name="UrbanTable">Semble incorrect</text:p>
          </table:table-cell>
          <table:table-cell office:value-type="string" table:style-name="Tableau2.D1">
            <text:p text:style-name="UrbanTable">Problème(s) et/ou erreur(s) détecté(s)</text:p>
          </table:table-cell>
        </table:table-row>
        <table:table-row table:style-name="Tableau2.1">
          <table:table-cell office:value-type="string" table:style-name="Tableau2.A1">
            <text:p text:style-name="UrbanTable">Système de ventilation</text:p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  <table:table-row table:style-name="Tableau2.1">
          <table:table-cell office:value-type="string" table:style-name="Tableau2.A1">
            <text:p text:style-name="UrbanTable">Isolation de la dalle de sol du volume chauffé 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  <table:table-row table:style-name="Tableau2.1">
          <table:table-cell office:value-type="string" table:style-name="Tableau2.A1">
            <text:p text:style-name="UrbanTable">Isolation des parois verticales du volume chauffé 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  <table:table-row table:style-name="Tableau2.5">
          <table:table-cell office:value-type="string" table:style-name="Tableau2.A1">
            <text:p text:style-name="P7">Isolation des combles ou de la toiture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  <table:table-row table:style-name="Tableau2.1">
          <table:table-cell office:value-type="string" table:style-name="Tableau2.A1">
            <text:p text:style-name="UrbanTable">Résolution des ponts thermiques</text:p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</table:table>
      <text:p text:style-name="UrbanBody"/>
      <text:p text:style-name="UrbanBody"/>
      <text:p text:style-name="UrbanBody"><text:soft-page-break/></text:p>
      <text:p text:style-name="UrbanBody"/>
      <text:p text:style-name="UrbanBody"/>
      <text:p text:style-name="UrbanBody"/>
      <text:p text:style-name="UrbanBody"/>
      <text:p text:style-name="P6">Dans les formulaires :</text:p>
      <text:p text:style-name="Urban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>Semble correct</text:p>
          </table:table-cell>
          <table:table-cell office:value-type="string" table:style-name="Tableau3.A1">
            <text:p text:style-name="UrbanTable">Semble incorrect</text:p>
          </table:table-cell>
          <table:table-cell office:value-type="string" table:style-name="Tableau3.D1">
            <text:p text:style-name="UrbanTable">Problème(s) et/ou erreur(s) détecté(s)</text:p>
          </table:table-cell>
        </table:table-row>
        <table:table-row table:style-name="Tableau3.2">
          <table:table-cell office:value-type="string" table:style-name="Tableau3.A1">
            <text:p text:style-name="UrbanTable"><text:span text:style-name="T4">Respect des valeurs U</text:span><text:span text:style-name="T9">max</text:span><text:span text:style-name="T4"> et R</text:span><text:span text:style-name="T9">min </text:span><text:span text:style-name="T4">admissibles des différentes parois</text:span></text:p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Calcul </text:p>
            <text:p text:style-name="UrbanTable">des superficies de déperdition</text:p>
            <text:p text:style-name="UrbanTable">du volume de déperdition</text:p>
            <text:p text:style-name="UrbanTable">Orientation des vitrages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Calcul des ponts thermiques, le cas échéant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P7">Niveau d’isolation thermique globale du bâtiment (niveau K)</text:p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Calcul des débits de ventilation et du taux de ventilation du bâtiment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Système économiseur d’énergie :</text:p>
            <text:p text:style-name="UrbanTable">Ventilation double flux</text:p>
            <text:p text:style-name="UrbanTable">Panneaux solaires</text:p>
            <text:p text:style-name="UrbanTable">PAC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8">
          <table:table-cell office:value-type="string" table:style-name="Tableau3.A1">
            <text:p text:style-name="UrbanTable">Débit de fuite à 50 Pa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Système de chauffage et de production d’ECS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0">
          <table:table-cell office:value-type="string" table:style-name="Tableau3.A1">
            <text:p text:style-name="UrbanTable"><text:span text:style-name="T4">Calcul du niveau E</text:span><text:span text:style-name="T9">w</text:span>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1">
          <table:table-cell office:value-type="string" table:style-name="Tableau3.A1">
            <text:p text:style-name="UrbanTable"><text:span text:style-name="T4">Calcul de la conso E</text:span><text:span text:style-name="T9">spéc</text:span>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2">
          <table:table-cell office:value-type="string" table:style-name="Tableau3.A1">
            <text:p text:style-name="P7">Indicateur de surchauffe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</table:table>
      <text:p text:style-name="UrbanBody"/>
      <text:p text:style-name="UrbanBody"/>
      <text:p text:style-name="UrbanBody">Pour des informations complémentaires, le conseiller en énergie peut être contacté par téléphone au numéro [NUMERO1] ou [NUMERO2]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charset="x-symbol" style:font-family-generic="roman" style:font-pitch="variable" style:name="Webdings" svg:font-family="Webdings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Verdana" svg:font-family="Verdana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101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103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table" style:name="Tableau1">
      <style:table-properties fo:margin-left="0.064cm" style:width="16.641cm" style:writing-mode="lr-tb" table:align="left"/>
    </style:style>
    <style:style style:family="table-column" style:name="Tableau1.A">
      <style:table-column-properties style:column-width="2.672cm"/>
    </style:style>
    <style:style style:family="table-column" style:name="Tableau1.B">
      <style:table-column-properties style:column-width="2.805cm"/>
    </style:style>
    <style:style style:family="table-column" style:name="Tableau1.C">
      <style:table-column-properties style:column-width="2.778cm"/>
    </style:style>
    <style:style style:family="table-column" style:name="Tableau1.F">
      <style:table-column-properties style:column-width="2.803cm"/>
    </style:style>
    <style:style style:family="table-row" style:name="Tableau1.1">
      <style:table-row-properties fo:keep-together="auto" style:min-row-height="0.556cm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bottom" style:writing-mode="lr-tb"/>
    </style:style>
    <style:style style:family="table-cell" style:name="Tableau1.F1">
      <style:table-cell-properties fo:border="0.5pt solid #000000" fo:padding-bottom="0cm" fo:padding-left="0.123cm" fo:padding-right="0.123cm" fo:padding-top="0cm" style:vertical-align="bottom" style:writing-mode="lr-tb"/>
    </style:style>
    <style:style style:family="table-row" style:name="Tableau1.2">
      <style:table-row-properties fo:keep-together="auto" style:min-row-height="1.138cm"/>
    </style:style>
    <style:style style:family="table-cell" style:name="Tableau1.A2">
      <style:table-cell-properties fo:border-bottom="0.5pt solid #000000" fo:border-left="0.5pt solid #000000" fo:border-right="none" fo:border-top="none" fo:padding-bottom="0cm" fo:padding-left="0.123cm" fo:padding-right="0.123cm" fo:padding-top="0cm" style:vertical-align="bottom" style:writing-mode="lr-tb"/>
    </style:style>
    <style:style style:family="table-cell" style:name="Tableau1.F2">
      <style:table-cell-properties fo:border-bottom="0.5pt solid #000000" fo:border-left="0.5pt solid #000000" fo:border-right="0.5pt solid #000000" fo:border-top="none" fo:padding-bottom="0cm" fo:padding-left="0.123cm" fo:padding-right="0.123cm" fo:padding-top="0cm" style:vertical-align="bottom" style:writing-mode="lr-tb"/>
    </style:style>
    <style:style style:family="table" style:name="Tableau2">
      <style:table-properties fo:margin-left="0.037cm" style:width="16.164cm" style:writing-mode="lr-tb" table:align="left"/>
    </style:style>
    <style:style style:family="table-column" style:name="Tableau2.A">
      <style:table-column-properties style:column-width="6.165cm"/>
    </style:style>
    <style:style style:family="table-column" style:name="Tableau2.B">
      <style:table-column-properties style:column-width="1.746cm"/>
    </style:style>
    <style:style style:family="table-column" style:name="Tableau2.C">
      <style:table-column-properties style:column-width="1.931cm"/>
    </style:style>
    <style:style style:family="table-column" style:name="Tableau2.D">
      <style:table-column-properties style:column-width="6.322cm"/>
    </style:style>
    <style:style style:family="table-row" style:name="Tableau2.1">
      <style:table-row-properties fo:keep-together="auto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2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2.5">
      <style:table-row-properties fo:keep-together="auto" style:min-row-height="0.884cm"/>
    </style:style>
    <style:style style:family="table" style:name="Tableau3">
      <style:table-properties fo:margin-left="0.037cm" style:width="16.164cm" style:writing-mode="lr-tb" table:align="left"/>
    </style:style>
    <style:style style:family="table-column" style:name="Tableau3.A">
      <style:table-column-properties style:column-width="6.165cm"/>
    </style:style>
    <style:style style:family="table-column" style:name="Tableau3.B">
      <style:table-column-properties style:column-width="1.931cm"/>
    </style:style>
    <style:style style:family="table-column" style:name="Tableau3.C">
      <style:table-column-properties style:column-width="1.905cm"/>
    </style:style>
    <style:style style:family="table-column" style:name="Tableau3.D">
      <style:table-column-properties style:column-width="6.163cm"/>
    </style:style>
    <style:style style:family="table-row" style:name="Tableau3.1">
      <style:table-row-properties fo:keep-together="auto"/>
    </style:style>
    <style:style style:family="table-cell" style:name="Tableau3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3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3.2">
      <style:table-row-properties fo:keep-together="auto" style:min-row-height="1.476cm"/>
    </style:style>
    <style:style style:family="table-row" style:name="Tableau3.8">
      <style:table-row-properties fo:keep-together="auto" style:min-row-height="0.806cm"/>
    </style:style>
    <style:style style:family="table-row" style:name="Tableau3.10">
      <style:table-row-properties fo:keep-together="auto" style:min-row-height="0.889cm"/>
    </style:style>
    <style:style style:family="table-row" style:name="Tableau3.11">
      <style:table-row-properties fo:keep-together="auto" style:min-row-height="0.873cm"/>
    </style:style>
    <style:style style:family="table-row" style:name="Tableau3.12">
      <style:table-row-properties fo:keep-together="auto" style:min-row-height="0.926cm"/>
    </style:style>
    <style:style style:family="paragraph" style:name="P1" style:parent-style-name="Standard">
      <style:paragraph-properties fo:text-align="start" style:justify-single-word="false"/>
      <style:text-properties fo:font-size="11pt" officeooo:paragraph-rsid="00197e9c" style:font-name="Arial" style:font-size-asian="11pt" style:font-size-complex="11pt"/>
    </style:style>
    <style:style style:family="paragraph" style:name="P2" style:parent-style-name="Standard">
      <style:text-properties officeooo:paragraph-rsid="00197e9c"/>
    </style:style>
    <style:style style:family="paragraph" style:name="P3" style:parent-style-name="Frame_20_contents">
      <style:paragraph-properties fo:text-align="start" style:justify-single-word="false"/>
      <style:text-properties fo:font-size="12pt" officeooo:paragraph-rsid="00197e9c" style:font-name="Arial" style:font-size-asian="12pt" style:font-size-complex="12pt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97e9c" style:font-name="Arial" style:font-size-asian="10pt" style:font-size-complex="10pt"/>
    </style:style>
    <style:style style:family="paragraph" style:name="P5" style:parent-style-name="UrbanBody">
      <style:text-properties fo:country="BE" fo:language="fr"/>
    </style:style>
    <style:style style:family="paragraph" style:name="P6" style:parent-style-name="UrbanBody">
      <style:text-properties fo:country="BE" fo:font-weight="bold" fo:language="fr" style:font-weight-asian="bold"/>
    </style:style>
    <style:style style:family="paragraph" style:name="P7" style:parent-style-name="UrbanTable">
      <style:text-properties fo:country="BE" fo:language="fr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ize="12pt" style:font-name="Times New Roman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country="BE" fo:font-size="11pt" fo:language="fr" style:font-size-asian="11pt" style:font-size-complex="11pt"/>
    </style:style>
    <style:style style:family="text" style:name="T4">
      <style:text-properties fo:country="BE" fo:language="fr"/>
    </style:style>
    <style:style style:family="text" style:name="T5">
      <style:text-properties fo:country="BE" fo:font-weight="bold" fo:language="fr" fo:text-transform="uppercase" style:font-weight-asian="bold"/>
    </style:style>
    <style:style style:family="text" style:name="T6">
      <style:text-properties fo:country="BE" fo:font-size="11pt" fo:language="fr" fo:text-transform="uppercase" style:font-size-asian="11pt" style:font-size-complex="11pt"/>
    </style:style>
    <style:style style:family="text" style:name="T7">
      <style:text-properties fo:font-size="10pt" style:font-name="Arial" style:font-name-complex="Arial" style:font-size-asian="10pt" style:font-size-complex="10pt"/>
    </style:style>
    <style:style style:family="text" style:name="T8">
      <style:text-properties fo:font-size="10pt" style:font-name="Arial" style:font-name-complex="Arial" style:font-size-asian="10pt" style:font-size-complex="10pt" style:text-position="sub 58%"/>
    </style:style>
    <style:style style:family="text" style:name="T9">
      <style:text-properties fo:country="BE" fo:language="fr" style:text-position="sub 58%"/>
    </style:style>
    <style:style style:family="text" style:name="T10">
      <style:text-properties fo:country="BE" fo:font-size="12pt" fo:language="fr" style:font-size-asian="12pt" style:font-size-complex="12pt"/>
    </style:style>
    <style:style style:family="text" style:name="T1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"><office:annotation><dc:creator>Gauthier Bastien</dc:creator><dc:date>2011-01-13T14:56:41</dc:date><text:p text:style-name="P8"><text:span text:style-name="T18">do text</text:span></text:p><text:p text:style-name="P8"><text:span text:style-name="T18">from document(at=header, format='odt')</text:span></text:p></office:annotation><text:span text:style-name="T11">Import depuis header.odt</text:span></text:p>
          </table:table-cell>
          <table:table-cell office:value-type="string" table:style-name="Tableau4.A1">
            <text:p text:style-name="P4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3"><text:span text:style-name="T14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5"><text:s/></text:span><text:span text:style-name="T14"><text:conditional-text text:condition="ooow:&quot;view.do_mailing()&quot;" text:string-value-if-false="" text:string-value-if-true="&quot;mailed_data.name1&quot;">mailed_data.name1</text:conditional-text></text:span><text:span text:style-name="T15"><text:s/></text:span><text:span text:style-name="T14"><text:conditional-text text:condition="ooow:&quot;view.do_mailing()&quot;" text:string-value-if-false="" text:string-value-if-true="&quot;mailed_data.name2&quot;">mailed_data.name2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street&quot;">mailed_data.street</text:conditional-text></text:span><text:span text:style-name="T14">, </text:span><text:span text:style-name="T14"><text:conditional-text text:condition="ooow:&quot;view.do_mailing()&quot;" text:string-value-if-false="" text:string-value-if-true="&quot;mailed_data.number&quot;">mailed_data.number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zipcode&quot;">mailed_data.zipcode</text:conditional-text></text:span><text:span text:style-name="T14"> </text:span><text:span text:style-name="T14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2"/>
      <text:p text:style-name="UrbanTitle">Rapport final PEB</text:p>
      <text:p text:style-name="UrbanBody"/>
      <text:p text:style-name="UrbanBody"><text:span text:style-name="T1"/></text:p>
      <text:p text:style-name="UrbanBody"/>
      <text:p text:style-name="UrbanBody"><office:annotation><dc:creator>Gauthier Bastien</dc:creator><dc:date>2011-02-16T16:12:24</dc:date><text:p text:style-name="P8"><text:span text:style-name="T17">do title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16">do title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><text:span text:style-name="T2">Objet :</text:span> <text:text-input text:description="Objet des travaux">self.getLicenceSubject()</text:text-input></text:p>
      <text:p text:style-name="UrbanBody"><text:span text:style-name="T2">Situation : </text:span><text:text-input text:description="Situation des travaux">self.getWorkLocationSignaletic()</text:text-input></text:p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UrbanBody"/>
      <text:p text:style-name="P5">Dans le cadre de la demande de permis d’urbanisme, le dossier a fait l’objet d’une observation du respect des arrêtés du 17/04/2008 relatifs à la performance énergétique et au climat intérieur des bâtiments. <text:s/></text:p>
      <text:p text:style-name="UrbanBody"/>
      <text:p text:style-name="UrbanBody">Les observations formulées dans le présent document n’impliquent pas approbation du dossier et ne préjugent pas du respect des normes en vigueur.</text:p>
      <text:p text:style-name="UrbanBody"/>
      <text:p text:style-name="UrbanBody"/>
      <text:p text:style-name="UrbanTitle3">ENGAGEMENT PEB</text:p>
      <text:p text:style-name="P5">Vérification du nombre d’unité PEB et des exigences à respecter.</text:p>
      <text:p text:style-name="P5">Version papier <text:tab/>Vérification et acceptation le ……………… 20…</text:p>
      <text:p text:style-name="P5">Base de données PEB<text:tab/>Vérification et acceptation le ……………… 20…</text:p>
      <text:p text:style-name="UrbanBody"/>
      <text:p text:style-name="UrbanBody"><text:span text:style-name="T10">Remarque :.....................................................................................................................................</text:span><text:span text:style-name="T3"><text:tab/></text:span></text:p>
      <text:p text:style-name="UrbanBody"><text:tab/></text:p>
      <text:p text:style-name="UrbanBody"/>
      <text:p text:style-name="UrbanBody"/>
      <text:p text:style-name="UrbanTitle3"><text:span text:style-name="T5">Déclaration initiale</text:span><text:span text:style-name="T6"> </text:span><text:span text:style-name="T10">(15 jours avant le début des travaux)</text:span></text:p>
      <text:p text:style-name="UrbanBody"/>
      <table:table table:name="Tableau1" table:style-name="Tableau1">
        <table:table-column table:style-name="Tableau1.A"/>
        <table:table-column table:style-name="Tableau1.B"/>
        <table:table-column table:number-columns-repeated="2" table:style-name="Tableau1.C"/>
        <table:table-column table:style-name="Tableau1.B"/>
        <table:table-column table:style-name="Tableau1.F"/>
        <table:table-row table:style-name="Tableau1.1">
          <table:table-cell office:value-type="string" table:style-name="Tableau1.A1">
            <text:p text:style-name="UrbanTable"><text:span text:style-name="T7">U</text:span><text:span text:style-name="T8">max</text:span><text:span text:style-name="T7">-R</text:span><text:span text:style-name="T8">min</text:span></text:p>
          </table:table-cell>
          <table:table-cell office:value-type="string" table:style-name="Tableau1.A1">
            <text:p text:style-name="UrbanTable">Niv K</text:p>
          </table:table-cell>
          <table:table-cell office:value-type="string" table:style-name="Tableau1.A1">
            <text:p text:style-name="UrbanTable">Niv Ew</text:p>
          </table:table-cell>
          <table:table-cell office:value-type="string" table:style-name="Tableau1.A1">
            <text:p text:style-name="UrbanTable"><text:span text:style-name="T7">E</text:span><text:span text:style-name="T8">spec</text:span></text:p>
          </table:table-cell>
          <table:table-cell office:value-type="string" table:style-name="Tableau1.A1">
            <text:p text:style-name="UrbanTable">Ventil.</text:p>
          </table:table-cell>
          <table:table-cell office:value-type="string" table:style-name="Tableau1.F1">
            <text:p text:style-name="UrbanTable">Surch.</text:p>
          </table:table-cell>
        </table:table-row>
        <table:table-row table:style-name="Tableau1.2">
          <table:table-cell office:value-type="string" table:style-name="Tableau1.A2">
            <text:p text:style-name="UrbanTable"> </text:p>
          </table:table-cell>
          <table:table-cell office:value-type="string" table:style-name="Tableau1.A2">
            <text:p text:style-name="UrbanTable"> </text:p>
          </table:table-cell>
          <table:table-cell office:value-type="string" table:style-name="Tableau1.A2">
            <text:p text:style-name="UrbanTable"> </text:p>
          </table:table-cell>
          <table:table-cell office:value-type="string" table:style-name="Tableau1.A2">
            <text:p text:style-name="UrbanTable"> </text:p>
          </table:table-cell>
          <table:table-cell office:value-type="string" table:style-name="Tableau1.A2">
            <text:p text:style-name="UrbanTable"> </text:p>
          </table:table-cell>
          <table:table-cell office:value-type="string" table:style-name="Tableau1.F2">
            <text:p text:style-name="UrbanTable"> </text:p>
          </table:table-cell>
        </table:table-row>
      </table:table>
      <text:p text:style-name="UrbanBody"/>
      <text:p text:style-name="UrbanBody"/>
      <text:p text:style-name="UrbanBody"/>
      <text:p text:style-name="UrbanBody"/>
      <text:p text:style-name="UrbanBody"><text:soft-page-break/></text:p>
      <text:p text:style-name="P5">Valeur non justifiée : .............................................................................................................................</text:p>
      <text:p text:style-name="UrbanBody">...............................................................................................................................................................</text:p>
      <text:p text:style-name="UrbanBody"/>
      <text:p text:style-name="UrbanBody">Remarque : ............................................................................................................................................<text:line-break/>...............................................................................................................................................................</text:p>
      <text:p text:style-name="UrbanBody"/>
      <text:p text:style-name="UrbanBody">Version papier <text:tab/>Vérification et acceptation le ……………… 20…</text:p>
      <text:p text:style-name="P5">Base de données PEB<text:tab/>Vérification et acceptation le ……………… 20…</text:p>
      <text:p text:style-name="UrbanBody"/>
      <text:p text:style-name="UrbanBody"/>
      <text:p text:style-name="UrbanTitle3"><text:span text:style-name="T5">Déclaration finale</text:span><text:span text:style-name="T6"> </text:span><text:span text:style-name="T10">(6 mois après la réception)</text:span></text:p>
      <text:p text:style-name="UrbanBody"/>
      <text:p text:style-name="P5">Version papier <text:tab/>Vérification et acceptation le ……………… 20…</text:p>
      <text:p text:style-name="P5">Base de données PEB<text:tab/>Vérification et acceptation le ……………… 20…</text:p>
      <text:p text:style-name="UrbanBody"/>
      <text:p text:style-name="UrbanBody">D’après les informations fournies : </text:p>
      <text:p text:style-name="UrbanBody"/>
      <text:p text:style-name="UrbanBody">Le projet semble rencontrer les exigences thermiques et de ventilation</text:p>
      <text:p text:style-name="UrbanBody"/>
      <text:p text:style-name="UrbanBody">Les informations fournies sont insuffisantes et ne permettent pas de rendre un avis sur le projet. Nous vous invitons à compléter votre dossier avec les informations suivantes :</text:p>
      <text:p text:style-name="UrbanBody"><text:tab/></text:p>
      <text:p text:style-name="UrbanBody"><text:tab/></text:p>
      <text:p text:style-name="UrbanBody"><text:tab/></text:p>
      <text:p text:style-name="UrbanBody"/>
      <text:p text:style-name="P5">Le projet ne semble pas respecter les exigences PEB. <text:s/>Les <text:s/>points suivants seront à corriger :</text:p>
      <text:p text:style-name="UrbanBody"><text:tab/></text:p>
      <text:p text:style-name="UrbanBody"><text:tab/></text:p>
      <text:p text:style-name="UrbanBody"><text:tab/></text:p>
      <text:p text:style-name="UrbanBody"/>
      <text:p text:style-name="UrbanBody"/>
      <text:p text:style-name="P6">Sur les vues en plan et en coupe :</text:p>
      <text:p text:style-name="Urban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>Semble correct</text:p>
          </table:table-cell>
          <table:table-cell office:value-type="string" table:style-name="Tableau2.A1">
            <text:p text:style-name="UrbanTable">Semble incorrect</text:p>
          </table:table-cell>
          <table:table-cell office:value-type="string" table:style-name="Tableau2.D1">
            <text:p text:style-name="UrbanTable">Problème(s) et/ou erreur(s) détecté(s)</text:p>
          </table:table-cell>
        </table:table-row>
        <table:table-row table:style-name="Tableau2.1">
          <table:table-cell office:value-type="string" table:style-name="Tableau2.A1">
            <text:p text:style-name="UrbanTable">Système de ventilation</text:p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  <table:table-row table:style-name="Tableau2.1">
          <table:table-cell office:value-type="string" table:style-name="Tableau2.A1">
            <text:p text:style-name="UrbanTable">Isolation de la dalle de sol du volume chauffé 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  <table:table-row table:style-name="Tableau2.1">
          <table:table-cell office:value-type="string" table:style-name="Tableau2.A1">
            <text:p text:style-name="UrbanTable">Isolation des parois verticales du volume chauffé 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  <table:table-row table:style-name="Tableau2.5">
          <table:table-cell office:value-type="string" table:style-name="Tableau2.A1">
            <text:p text:style-name="P7">Isolation des combles ou de la toiture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  <table:table-row table:style-name="Tableau2.1">
          <table:table-cell office:value-type="string" table:style-name="Tableau2.A1">
            <text:p text:style-name="UrbanTable">Résolution des ponts thermiques</text:p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</table:table>
      <text:p text:style-name="UrbanBody"/>
      <text:p text:style-name="UrbanBody"/>
      <text:p text:style-name="UrbanBody"><text:soft-page-break/></text:p>
      <text:p text:style-name="UrbanBody"/>
      <text:p text:style-name="UrbanBody"/>
      <text:p text:style-name="UrbanBody"/>
      <text:p text:style-name="UrbanBody"/>
      <text:p text:style-name="P6">Dans les formulaires :</text:p>
      <text:p text:style-name="Urban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>Semble correct</text:p>
          </table:table-cell>
          <table:table-cell office:value-type="string" table:style-name="Tableau3.A1">
            <text:p text:style-name="UrbanTable">Semble incorrect</text:p>
          </table:table-cell>
          <table:table-cell office:value-type="string" table:style-name="Tableau3.D1">
            <text:p text:style-name="UrbanTable">Problème(s) et/ou erreur(s) détecté(s)</text:p>
          </table:table-cell>
        </table:table-row>
        <table:table-row table:style-name="Tableau3.2">
          <table:table-cell office:value-type="string" table:style-name="Tableau3.A1">
            <text:p text:style-name="UrbanTable"><text:span text:style-name="T4">Respect des valeurs U</text:span><text:span text:style-name="T9">max</text:span><text:span text:style-name="T4"> et R</text:span><text:span text:style-name="T9">min </text:span><text:span text:style-name="T4">admissibles des différentes parois</text:span></text:p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Calcul </text:p>
            <text:p text:style-name="UrbanTable">des superficies de déperdition</text:p>
            <text:p text:style-name="UrbanTable">du volume de déperdition</text:p>
            <text:p text:style-name="UrbanTable">Orientation des vitrages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Calcul des ponts thermiques, le cas échéant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P7">Niveau d’isolation thermique globale du bâtiment (niveau K)</text:p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Calcul des débits de ventilation et du taux de ventilation du bâtiment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Système économiseur d’énergie :</text:p>
            <text:p text:style-name="UrbanTable">Ventilation double flux</text:p>
            <text:p text:style-name="UrbanTable">Panneaux solaires</text:p>
            <text:p text:style-name="UrbanTable">PAC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8">
          <table:table-cell office:value-type="string" table:style-name="Tableau3.A1">
            <text:p text:style-name="UrbanTable">Débit de fuite à 50 Pa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">
          <table:table-cell office:value-type="string" table:style-name="Tableau3.A1">
            <text:p text:style-name="UrbanTable">Système de chauffage et de production d’ECS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0">
          <table:table-cell office:value-type="string" table:style-name="Tableau3.A1">
            <text:p text:style-name="UrbanTable"><text:span text:style-name="T4">Calcul du niveau E</text:span><text:span text:style-name="T9">w</text:span>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1">
          <table:table-cell office:value-type="string" table:style-name="Tableau3.A1">
            <text:p text:style-name="UrbanTable"><text:span text:style-name="T4">Calcul de la conso E</text:span><text:span text:style-name="T9">spéc</text:span>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  <table:table-row table:style-name="Tableau3.12">
          <table:table-cell office:value-type="string" table:style-name="Tableau3.A1">
            <text:p text:style-name="P7">Indicateur de surchauffe</text:p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A1">
            <text:p text:style-name="UrbanTable"/>
          </table:table-cell>
          <table:table-cell office:value-type="string" table:style-name="Tableau3.D1">
            <text:p text:style-name="UrbanTable"/>
          </table:table-cell>
        </table:table-row>
      </table:table>
      <text:p text:style-name="UrbanBody"/>
      <text:p text:style-name="UrbanBody"/>
      <text:p text:style-name="UrbanBody">Pour des informations complémentaires, le conseiller en énergie peut être contacté par téléphone au numéro [NUMERO1] ou [NUMERO2]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fo:font-family="Webdings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 text:consecutive-numbering="true">
      <text:list-level-style-bullet text:level="1" text:style-name="WW8Num9z0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Verdana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18:44.466682003</dc:date>
    <meta:editing-duration>PT7H51M12S</meta:editing-duration>
    <meta:editing-cycles>49</meta:editing-cycles>
    <meta:generator>LibreOffice/6.4.6.2$Linux_X86_64 LibreOffice_project/40$Build-2</meta:generator>
    <meta:document-statistic meta:table-count="4" meta:image-count="0" meta:object-count="0" meta:page-count="3" meta:paragraph-count="80" meta:word-count="427" meta:character-count="3612" meta:non-whitespace-character-count="3242"/>
  </office:meta>
</office:document-meta>
</file>